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2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b56c9" officeooo:paragraph-rsid="003b56c9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Text" style:master-page-name="First_20_Page">
      <style:paragraph-properties style:page-number="auto"/>
    </style:style>
    <style:style style:name="P18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9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officeooo:rsid="003be9eb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9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092511226064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9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092511226560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092511111584">
          <table:table-cell table:style-name="Table1.A2" office:value-type="string">
            <text:p text:style-name="P9">Est ce une injection</text:p>
          </table:table-cell>
          <table:table-cell table:style-name="Table1.B2" office:value-type="string">
            <text:p text:style-name="P2"><text:text-input text:description="&lt;if test=&quot;o.procedure_type_id.eye_injection == True&quot;&gt;&quot;">if eye_injection == True</text:text-input><text:s/>--<text:span text:style-name="T7">YES-- </text:span><text:span text:style-name="T7"><text:text-input text:description="&lt;/if&gt;">&lt;/if&gt;</text:text-input></text:span></text:p>
          </table:table-cell>
        </table:table-row>
        <table:table-row table:style-name="TableLine94092511112352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PM: Pelage de Membrane</text:p>
      <text:p text:style-name="P13">EL: Endolaser</text:p>
      <text:p text:style-name="P13">HS: Huile de Silicone</text:p>
      <text:p text:style-name="P13"><text:soft-page-break/>IVT: Injection Intra-Vitréenne.</text:p>
      <text:p text:style-name="P18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36:53.361140492</dc:date>
    <meta:editing-duration>PT9H9M20S</meta:editing-duration>
    <meta:editing-cycles>167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97" meta:character-count="1838" meta:non-whitespace-character-count="1659"/>
  </office:meta>
</office:document-meta>
</file>